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542cm" fo:min-width="2.6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 style:list-style-name="L4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709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fo:text-indent="-0.9cm"/>
      <style:text-properties fo:font-style="italic"/>
    </style:style>
    <style:style style:name="P6" style:family="paragraph">
      <style:paragraph-properties fo:margin-left="0cm" fo:margin-right="0cm" fo:text-indent="0cm"/>
      <style:text-properties fo:font-family="'Courier New'" style:font-family-generic="modern" style:font-pitch="fixed" fo:font-size="22pt"/>
    </style:style>
    <style:style style:name="P7" style:family="paragraph">
      <style:text-properties fo:font-family="'Courier New'" style:font-family-generic="modern" style:font-pitch="fixed" fo:font-size="22pt" style:font-size-asian="22pt" style:font-size-complex="22pt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1.2cm" fo:margin-right="0cm" fo:text-indent="-0.9cm"/>
      <style:text-properties fo:font-style="italic" style:font-style-asian="italic" style:font-style-complex="italic"/>
    </style:style>
    <style:style style:name="T1" style:family="text">
      <style:text-properties fo:font-style="italic"/>
    </style:style>
    <style:style style:name="T2" style:family="text">
      <style:text-properties fo:font-style="normal"/>
    </style:style>
    <style:style style:name="T3" style:family="text">
      <style:text-properties fo:font-style="normal" style:text-underline-style="solid" style:text-underline-width="auto" style:text-underline-color="font-color"/>
    </style:style>
    <style:style style:name="T4" style:family="text">
      <style:text-properties fo:font-family="'Courier New'" style:font-family-generic="modern" style:font-pitch="fixed" fo:font-size="22pt" fo:font-weight="bold" style:font-weight-asian="bold" style:font-weight-complex="bold"/>
    </style:style>
    <style:style style:name="T5" style:family="text">
      <style:text-properties fo:font-family="'Courier New'" style:font-family-generic="modern" style:font-pitch="fixed" fo:font-size="22pt"/>
    </style:style>
    <style:style style:name="T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family="'Courier New'" style:font-family-generic="modern" style:font-pitch="fixed" fo:font-size="22pt" style:font-size-asian="22pt" style:font-size-complex="22pt"/>
    </style:style>
    <style:style style:name="T9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0" style:family="text">
      <style:text-properties fo:font-family="'Courier New'" style:font-family-generic="modern" style:font-pitch="fixed"/>
    </style:style>
    <style:style style:name="T11" style:family="text">
      <style:text-properties fo:font-family="'Courier New'" style:font-family-generic="modern" style:font-pitch="fixed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family="Arial" style:font-family-generic="swiss" style:font-pitch="variable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trong Typing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p text:style-name="P1">What is it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Why do we car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709cm" svg:x="1.4cm" svg:y="0.736cm" presentation:class="title">
          <draw:text-box>
            <text:p text:style-name="P1">What is Strong Typing?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<text:span text:style-name="T1">The language provides no (or very few) implicit type conversions.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Notice that this does not preclude </text:span><text:span text:style-name="T3">explicit</text:span><text:span text:style-name="T2"> type conversion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In fact, strongly typed languages usually allow explicit conversions of various kinds.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This definition is vague. Strong typing is a matter of degre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Static Type Checking?</text:p>
          </draw:text-box>
        </draw:frame>
        <draw:frame presentation:style-name="pr5" draw:text-style-name="P3" draw:layer="layout" svg:width="25.199cm" svg:height="15.782cm" svg:x="1.471cm" svg:y="4.445cm" presentation:class="outline" presentation:user-transformed="true">
          <draw:text-box>
            <text:list text:style-name="L3">
              <text:list-item>
                <text:p text:style-name="P3">Strong typing and static type checking often confused.</text:p>
              </text:list-item>
            </text:list>
            <text:list text:style-name="L3">
              <text:list-item>
                <text:p text:style-name="P3">Static Type Checking: <text:span text:style-name="T1">Type consistency is checked before the program runs.</text:span></text:p>
              </text:list-item>
            </text:list>
            <text:list text:style-name="L3">
              <text:list-item>
                <text:list>
                  <text:list-item>
                    <text:p text:style-name="P4">No run time overhea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ess precise: Some expressions that will be okay flagged as type errors.</text:p>
                  </text:list-item>
                </text:list>
              </text:list-item>
            </text:list>
            <text:list text:style-name="L3">
              <text:list-item>
                <text:p text:style-name="P3">Dynamic Type Checking: <text:span text:style-name="T1">Type consistency is checked as the program runs.</text:span></text:p>
              </text:list-item>
            </text:list>
            <text:list text:style-name="L3">
              <text:list-item>
                <text:list>
                  <text:list-item>
                    <text:p text:style-name="P4">Slower. Lots of run time overhea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ore preci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da is Strongly Typed</text:p>
          </draw:text-box>
        </draw:frame>
        <draw:frame draw:style-name="gr2" draw:text-style-name="P6" draw:layer="layout" svg:width="21.59cm" svg:height="12.792cm" svg:x="3.175cm" svg:y="5.623cm">
          <draw:text-box>
            <text:p text:style-name="P1"><text:span text:style-name="T4">procedure</text:span><text:span text:style-name="T5"> Example </text:span><text:span text:style-name="T4">is</text:span></text:p>
            <text:p text:style-name="P1"><text:span text:style-name="T5"><text:s text:c="2"/></text:span><text:span text:style-name="T5">I : Integer := 0;</text:span></text:p>
            <text:p text:style-name="P1"><text:span text:style-name="T5"><text:s text:c="2"/></text:span><text:span text:style-name="T5">F : Float <text:s text:c="2"/>:= 1.0;</text:span></text:p>
            <text:p text:style-name="P1"><text:span text:style-name="T4">begin</text:span></text:p>
            <text:p text:style-name="P1"><text:span text:style-name="T5"><text:s text:c="2"/></text:span><text:span text:style-name="T5">I := F; <text:s/>-- Compile error. Type mismatch.</text:span></text:p>
            <text:p text:style-name="P1"><text:span text:style-name="T5"><text:s text:c="2"/></text:span><text:span text:style-name="T5">F := I; <text:s/>-- Compile error. Type mismatch.</text:span></text:p>
            <text:p text:style-name="P1"><text:span text:style-name="T5"/></text:p>
            <text:p text:style-name="P1"><text:span text:style-name="T5"><text:s text:c="2"/></text:span><text:span text:style-name="T5">I := Integer(F); -- Okay. Explicit.</text:span></text:p>
            <text:p text:style-name="P1"><text:span text:style-name="T5"><text:s text:c="2"/></text:span><text:span text:style-name="T5">F := Float(I); <text:s text:c="2"/>-- Okay. Explicit.</text:span></text:p>
            <text:p text:style-name="P1"><text:span text:style-name="T4">end</text:span><text:span text:style-name="T5"> Example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C is (less) Strongly Typed</text:p>
          </draw:text-box>
        </draw:frame>
        <draw:frame draw:style-name="gr3" draw:text-style-name="P6" draw:layer="layout" svg:width="22.86cm" svg:height="9.337cm" svg:x="2.54cm" svg:y="5.08cm">
          <draw:text-box>
            <text:p text:style-name="P1"><text:span text:style-name="T5">void example(void)</text:span></text:p>
            <text:p text:style-name="P1"><text:span text:style-name="T5">{</text:span></text:p>
            <text:p text:style-name="P1"><text:span text:style-name="T5"><text:s text:c="2"/></text:span><text:span text:style-name="T5">int <text:s text:c="2"/>i = 0;</text:span></text:p>
            <text:p text:style-name="P1"><text:span text:style-name="T5"><text:s text:c="2"/></text:span><text:span text:style-name="T5">float f = 1.0;</text:span></text:p>
            <text:p text:style-name="P1"><text:span text:style-name="T5"/></text:p>
            <text:p text:style-name="P1"><text:span text:style-name="T5"><text:s text:c="2"/></text:span><text:span text:style-name="T5">i = f; <text:s/>// Okay. Implicit conversion.</text:span></text:p>
            <text:p text:style-name="P1"><text:span text:style-name="T5"><text:s text:c="2"/></text:span><text:span text:style-name="T5">f = i; <text:s/>// Okay. Implicit conversion.</text:span></text:p>
            <text:p text:style-name="P1"><text:span text:style-name="T5"/></text:p>
            <text:p text:style-name="P1"><text:span text:style-name="T5"><text:s text:c="2"/></text:span><text:span text:style-name="T5">i = (int)f; <text:s text:c="3"/>// Explicit conversion okay.</text:span></text:p>
            <text:p text:style-name="P1"><text:span text:style-name="T5"><text:s text:c="2"/></text:span><text:span text:style-name="T5">f = (float)i; <text:s/>// Explicit conversion okay.</text:span></text:p>
            <text:p text:style-name="P1"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Why?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<text:span text:style-name="T6">Use types to express design</text:span></text:p>
              </text:list-item>
            </text:list>
            <text:list text:style-name="L3">
              <text:list-item>
                <text:p text:style-name="P3">Compiler prevents accidentally mixing types.</text:p>
              </text:list-item>
            </text:list>
            <text:list text:style-name="L3">
              <text:list-item>
                <text:list>
                  <text:list-item>
                    <text:p text:style-name="P4">Such mixing is usually a logical error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ncreases reliability.</text:p>
                  </text:list-item>
                </text:list>
              </text:list-item>
            </text:list>
            <text:list text:style-name="L3">
              <text:list-item>
                <text:p text:style-name="P3">The programmer must use the type system in the design.</text:p>
              </text:list-item>
            </text:list>
            <text:list text:style-name="L3">
              <text:list-item>
                <text:p text:style-name="P3"><text:span text:style-name="T1">Don't fight strong typing, take advantage of it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on't Mix Apples and Oranges</text:p>
          </draw:text-box>
        </draw:frame>
        <draw:frame draw:style-name="gr3" draw:text-style-name="P6" draw:layer="layout" svg:width="22.86cm" svg:height="13.717cm" svg:x="2.54cm" svg:y="5.08cm">
          <draw:text-box>
            <text:p text:style-name="P1"><text:span text:style-name="T4">procedure</text:span><text:span text:style-name="T5"> Example </text:span><text:span text:style-name="T4">is</text:span></text:p>
            <text:p text:style-name="P1"><text:span text:style-name="T5"><text:s text:c="2"/></text:span><text:span text:style-name="T4">type</text:span><text:span text:style-name="T5"> Apple_Count </text:span><text:span text:style-name="T4">is</text:span><text:span text:style-name="T5"> </text:span><text:span text:style-name="T4">range</text:span><text:span text:style-name="T5"> 0 .. 100;</text:span></text:p>
            <text:p text:style-name="P1"><text:span text:style-name="T5"><text:s text:c="2"/></text:span><text:span text:style-name="T4">type</text:span><text:span text:style-name="T5"> Orange_Count </text:span><text:span text:style-name="T4">is</text:span><text:span text:style-name="T5"> </text:span><text:span text:style-name="T4">range</text:span><text:span text:style-name="T5"> 0 .. 100;</text:span></text:p>
            <text:p text:style-name="P1"><text:span text:style-name="T5"/></text:p>
            <text:p text:style-name="P1"><text:span text:style-name="T5"><text:s text:c="2"/></text:span><text:span text:style-name="T5">App : Apple_Count := 0;</text:span></text:p>
            <text:p text:style-name="P1"><text:span text:style-name="T5"><text:s text:c="2"/></text:span><text:span text:style-name="T5">Org : Orange_Count := 0;</text:span></text:p>
            <text:p text:style-name="P1"><text:span text:style-name="T5"/></text:p>
            <text:p text:style-name="P1"><text:span text:style-name="T4">begin</text:span></text:p>
            <text:p text:style-name="P1"><text:span text:style-name="T5"/></text:p>
            <text:p text:style-name="P1"><text:span text:style-name="T5"><text:s text:c="2"/></text:span><text:span text:style-name="T5">App := Org; <text:s text:c="13"/>-- Compile error!</text:span></text:p>
            <text:p text:style-name="P1"><text:span text:style-name="T5"><text:s text:c="2"/></text:span><text:span text:style-name="T5">App := Apple_Count(Org); -- I mean this.</text:span></text:p>
            <text:p text:style-name="P1"><text:span text:style-name="T5"/></text:p>
            <text:p text:style-name="P1"><text:span text:style-name="T5"><text:s text:c="2"/></text:span><text:span text:style-name="T5">App := -21334; <text:s text:c="4"/>-- Run time error!</text:span></text:p>
            <text:p text:style-name="P1"><text:span text:style-name="T5"><text:s text:c="2"/></text:span><text:span text:style-name="T5">App := App + Org; <text:s/>-- Compile error!</text:span></text:p>
            <text:p text:style-name="P1"><text:span text:style-name="T5"/></text:p>
            <text:p text:style-name="P1"><text:span text:style-name="T4">end</text:span><text:span text:style-name="T5"> Example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It Doesn't Work in C</text:p>
          </draw:text-box>
        </draw:frame>
        <draw:frame draw:style-name="gr3" draw:text-style-name="P6" draw:layer="layout" svg:width="22.86cm" svg:height="14.293cm" svg:x="2.54cm" svg:y="5.08cm">
          <draw:text-box>
            <text:p text:style-name="P1"><text:span text:style-name="T5">void example(void)</text:span></text:p>
            <text:p text:style-name="P1"><text:span text:style-name="T5">{</text:span></text:p>
            <text:p text:style-name="P1"><text:span text:style-name="T5"><text:s text:c="2"/></text:span><text:span text:style-name="T5">typedef int apple_count;</text:span></text:p>
            <text:p text:style-name="P1"><text:span text:style-name="T5"><text:s text:c="2"/></text:span><text:span text:style-name="T5">typedef int orange_count;</text:span></text:p>
            <text:p text:style-name="P1"><text:span text:style-name="T5"><text:s text:c="4"/></text:span><text:span text:style-name="T5">// The above are just aliases for int.</text:span></text:p>
            <text:p text:style-name="P1"><text:span text:style-name="T5"><text:s text:c="4"/></text:span><text:span text:style-name="T5">// NOT separate types.</text:span></text:p>
            <text:p text:style-name="P1"><text:span text:style-name="T5"/></text:p>
            <text:p text:style-name="P1"><text:span text:style-name="T5"><text:s text:c="2"/></text:span><text:span text:style-name="T5">apple_count <text:s/>app = 0;</text:span></text:p>
            <text:p text:style-name="P1"><text:span text:style-name="T5"><text:s text:c="2"/></text:span><text:span text:style-name="T5">orange_count org = 0;</text:span></text:p>
            <text:p text:style-name="P1"><text:span text:style-name="T5"/></text:p>
            <text:p text:style-name="P1"><text:span text:style-name="T5"><text:s text:c="2"/></text:span><text:span text:style-name="T5">app = org; <text:s/>// No error. Types are the same.</text:span></text:p>
            <text:p text:style-name="P1"><text:span text:style-name="T5"><text:s text:c="14"/></text:span><text:span text:style-name="T5">// <text:s text:c="2"/>But the program is probably</text:span></text:p>
            <text:p text:style-name="P1"><text:span text:style-name="T5"><text:s text:c="14"/></text:span><text:span text:style-name="T5">// <text:s text:c="2"/>wrong.</text:span></text:p>
            <text:p text:style-name="P1"><text:span text:style-name="T5"/></text:p>
            <text:p text:style-name="P1"><text:span text:style-name="T5"><text:s text:c="2"/></text:span><text:span text:style-name="T5">app = -21334; <text:s text:c="4"/>// No error.</text:span></text:p>
            <text:p text:style-name="P1"><text:span text:style-name="T5"><text:s text:c="2"/></text:span><text:span text:style-name="T5">app = app + org; <text:s/>// No error.</text:span></text:p>
            <text:p text:style-name="P1"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Another Example</text:p>
          </draw:text-box>
        </draw:frame>
        <draw:frame draw:style-name="gr4" draw:text-style-name="P7" draw:layer="layout" svg:width="19.594cm" svg:height="13.617cm" svg:x="3.81cm" svg:y="5.08cm">
          <draw:text-box>
            <text:p text:style-name="P1"><text:span text:style-name="T7">type</text:span><text:span text:style-name="T8"> Row_Type </text:span><text:span text:style-name="T7">is</text:span><text:span text:style-name="T8"> </text:span><text:span text:style-name="T7">range</text:span><text:span text:style-name="T8"> 1..25;</text:span></text:p>
            <text:p text:style-name="P1"><text:span text:style-name="T7">type</text:span><text:span text:style-name="T8"> Column_Type </text:span><text:span text:style-name="T7">is</text:span><text:span text:style-name="T8"> </text:span><text:span text:style-name="T7">range</text:span><text:span text:style-name="T8"> 1..80;</text:span></text:p>
            <text:p text:style-name="P1"><text:span text:style-name="T8"/></text:p>
            <text:p text:style-name="P1"><text:span text:style-name="T8">-- etc...</text:span></text:p>
            <text:p text:style-name="P1"><text:span text:style-name="T8"/></text:p>
            <text:p text:style-name="P1"><text:span text:style-name="T7">procedure</text:span><text:span text:style-name="T8"> Position_Cursor</text:span></text:p>
            <text:p text:style-name="P1"><text:span text:style-name="T8"><text:s text:c="2"/></text:span><text:span text:style-name="T8">(Row : Row_Type; Column : Column_Type);</text:span></text:p>
            <text:p text:style-name="P1"><text:span text:style-name="T8"/></text:p>
            <text:p text:style-name="P1"><text:span text:style-name="T8">-- etc...</text:span></text:p>
            <text:p text:style-name="P1"><text:span text:style-name="T8"/></text:p>
            <text:p text:style-name="P1"><text:span text:style-name="T8">Y : Row_Type;</text:span></text:p>
            <text:p text:style-name="P1"><text:span text:style-name="T8">X : Column_Type;</text:span></text:p>
            <text:p text:style-name="P1"><text:span text:style-name="T8"/></text:p>
            <text:p text:style-name="P1"><text:span text:style-name="T8">-- etc...</text:span></text:p>
            <text:p text:style-name="P1"><text:span text:style-name="T8"/></text:p>
            <text:p text:style-name="P1"><text:span text:style-name="T8">Position_Cursor(X, Y); -- Compile error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Again in C</text:p>
          </draw:text-box>
        </draw:frame>
        <draw:frame draw:style-name="gr4" draw:text-style-name="P7" draw:layer="layout" svg:width="23.32cm" svg:height="12.641cm" svg:x="2.715cm" svg:y="5.139cm">
          <draw:text-box>
            <text:p text:style-name="P1"><text:span text:style-name="T8">typedef int row_t;</text:span></text:p>
            <text:p text:style-name="P1"><text:span text:style-name="T8">typedef int column_t;</text:span></text:p>
            <text:p text:style-name="P1"><text:span text:style-name="T8"/></text:p>
            <text:p text:style-name="P1"><text:span text:style-name="T8">// etc...</text:span></text:p>
            <text:p text:style-name="P1"><text:span text:style-name="T8"/></text:p>
            <text:p text:style-name="P1"><text:span text:style-name="T8">void position_cursor(row_t row, column_t column);</text:span></text:p>
            <text:p text:style-name="P1"><text:span text:style-name="T8"/></text:p>
            <text:p text:style-name="P1"><text:span text:style-name="T8">// etc...</text:span></text:p>
            <text:p text:style-name="P1"><text:span text:style-name="T8"/></text:p>
            <text:p text:style-name="P1"><text:span text:style-name="T8">row_t <text:s text:c="3"/>y;</text:span></text:p>
            <text:p text:style-name="P1"><text:span text:style-name="T8">column_t x;</text:span></text:p>
            <text:p text:style-name="P1"><text:span text:style-name="T8"/></text:p>
            <text:p text:style-name="P1"><text:span text:style-name="T8">// etc...</text:span></text:p>
            <text:p text:style-name="P1"><text:span text:style-name="T8"/></text:p>
            <text:p text:style-name="P1"><text:span text:style-name="T8">position_cursor(x, y); <text:s/>-- Compiles fin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Use Types for Portability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Compiler selects underlying (machine) type as appropriate.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9">type</text:span><text:span text:style-name="T10"> Big_Range </text:span><text:span text:style-name="T11">is</text:span><text:span text:style-name="T10"> 0 .. 1_000_000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2">On a 16 bit system, a (slower) 32 bit type will be used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2">On a 32 bit system, the native integer type is fine.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2">If the code compiles, the compiler found an underlying type that will work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Here That is in C</text:p>
          </draw:text-box>
        </draw:frame>
        <draw:frame draw:style-name="gr3" draw:text-style-name="P6" draw:layer="layout" svg:width="22.225cm" svg:height="6.033cm" svg:x="3.175cm" svg:y="5.08cm">
          <draw:text-box>
            <text:p text:style-name="P1"><text:span text:style-name="T5">#include &lt;limits.h&gt;</text:span></text:p>
            <text:p text:style-name="P1"><text:span text:style-name="T5"/></text:p>
            <text:p text:style-name="P1"><text:span text:style-name="T5">#if INT_MAX &gt;= 1000000</text:span></text:p>
            <text:p text:style-name="P1"><text:span text:style-name="T5"><text:s text:c="2"/></text:span><text:span text:style-name="T5">typedef int big_range;</text:span></text:p>
            <text:p text:style-name="P1"><text:span text:style-name="T5">#else</text:span></text:p>
            <text:p text:style-name="P1"><text:span text:style-name="T5"><text:s text:c="2"/></text:span><text:span text:style-name="T5">typedef long big_range;</text:span></text:p>
            <text:p text:style-name="P1"><text:span text:style-name="T5">#endi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ark Side of Strong Typing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Because every type is distinct, building libraries is more complicated.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Put(App)</text:span> Fails if <text:span text:style-name="T10">App</text:span> is of type <text:span text:style-name="T10">Apple_Count</text:span> and <text:span text:style-name="T10">Put</text:span> is expecting an Integer.</text:p>
                  </text:list-item>
                </text:list>
              </text:list-item>
            </text:list>
            <text:list text:style-name="L3">
              <text:list-item>
                <text:p text:style-name="P3">How can we define I/O libraries if there are infinitely many different types?</text:p>
              </text:list-item>
            </text:list>
            <text:list text:style-name="L3">
              <text:list-item>
                <text:list>
                  <text:list-item>
                    <text:p text:style-name="P4">Answer: Generic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Generic I/O Packages</text:p>
          </draw:text-box>
        </draw:frame>
        <draw:frame draw:style-name="gr3" draw:text-style-name="P6" draw:layer="layout" svg:width="23.495cm" svg:height="13.817cm" svg:x="2.54cm" svg:y="5.08cm">
          <draw:text-box>
            <text:p text:style-name="P1"><text:span text:style-name="T4">with</text:span><text:span text:style-name="T5"> Ada.Text_IO.Integer_IO;</text:span></text:p>
            <text:p text:style-name="P1"><text:span text:style-name="T5"/></text:p>
            <text:p text:style-name="P1"><text:span text:style-name="T4">procedure</text:span><text:span text:style-name="T5"> Example </text:span><text:span text:style-name="T4">is</text:span></text:p>
            <text:p text:style-name="P1"><text:span text:style-name="T5"><text:s text:c="2"/></text:span><text:span text:style-name="T4">type</text:span><text:span text:style-name="T5"> Apple_Count </text:span><text:span text:style-name="T4">is</text:span><text:span text:style-name="T5"> </text:span><text:span text:style-name="T4">range</text:span><text:span text:style-name="T5"> 0 .. 100;</text:span></text:p>
            <text:p text:style-name="P1"><text:span text:style-name="T5"/></text:p>
            <text:p text:style-name="P1"><text:span text:style-name="T5"><text:s text:c="2"/></text:span><text:span text:style-name="T4">package</text:span><text:span text:style-name="T5"> Apple_IO </text:span><text:span text:style-name="T4">is</text:span><text:span text:style-name="T5"> </text:span><text:span text:style-name="T4">new</text:span></text:p>
            <text:p text:style-name="P1"><text:span text:style-name="T5"><text:s text:c="4"/></text:span><text:span text:style-name="T5">Ada.Text_IO.Integer_IO(Apple_Count);</text:span></text:p>
            <text:p text:style-name="P1"><text:span text:style-name="T5"><text:s text:c="2"/></text:span><text:span text:style-name="T4">use</text:span><text:span text:style-name="T5"> Apple_IO;</text:span></text:p>
            <text:p text:style-name="P1"><text:span text:style-name="T5"/></text:p>
            <text:p text:style-name="P1"><text:span text:style-name="T5"><text:s text:c="2"/></text:span><text:span text:style-name="T5">App : Apple_Count := 0;</text:span></text:p>
            <text:p text:style-name="P1"><text:span text:style-name="T5"/></text:p>
            <text:p text:style-name="P1"><text:span text:style-name="T4">begin</text:span></text:p>
            <text:p text:style-name="P1"><text:span text:style-name="T5"/></text:p>
            <text:p text:style-name="P1"><text:span text:style-name="T5"><text:s text:c="2"/></text:span><text:span text:style-name="T5">Put(App); -- Calls Apple_IO.Put.</text:span></text:p>
            <text:p text:style-name="P1"><text:span text:style-name="T5"/></text:p>
            <text:p text:style-name="P1"><text:span text:style-name="T4">end</text:span><text:span text:style-name="T5"> Example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ubtypes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3">
              <text:list-item>
                <text:p text:style-name="P3"><text:span text:style-name="T1">A type is a set of values together with a set of operations on those values.</text:span></text:p>
              </text:list-item>
            </text:list>
            <text:list text:style-name="L3">
              <text:list-item>
                <text:p text:style-name="P3"><text:span text:style-name="T1">A subtype is a subset of the parent type's values together with the same operations.</text:span></text:p>
              </text:list-item>
            </text:list>
            <text:list text:style-name="L3">
              <text:list-item>
                <text:p text:style-name="P3"><text:span text:style-name="T2">Subtypes are useful when you want to express a constraint.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Typically a range constraint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ertain other constraints supported by Ad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2">Other possibilities imaginabl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xample of Subtypes</text:p>
          </draw:text-box>
        </draw:frame>
        <draw:frame draw:style-name="gr3" draw:text-style-name="P6" draw:layer="layout" svg:width="23.495cm" svg:height="14.543cm" svg:x="2.54cm" svg:y="5.715cm">
          <draw:text-box>
            <text:p text:style-name="P1"><text:span text:style-name="T4">procedure</text:span><text:span text:style-name="T5"> Example </text:span><text:span text:style-name="T4">is</text:span></text:p>
            <text:p text:style-name="P1"><text:span text:style-name="T5"><text:s text:c="2"/></text:span><text:span text:style-name="T4">type</text:span><text:span text:style-name="T5"> Age </text:span><text:span text:style-name="T4">is</text:span><text:span text:style-name="T5"> </text:span><text:span text:style-name="T4">range</text:span><text:span text:style-name="T5"> 0 .. 120;</text:span></text:p>
            <text:p text:style-name="P1"><text:span text:style-name="T5"><text:s text:c="2"/></text:span><text:span text:style-name="T4">subtype</text:span><text:span text:style-name="T5"> Legal_Age </text:span><text:span text:style-name="T4">is</text:span><text:span text:style-name="T5"> Age </text:span><text:span text:style-name="T4">range</text:span><text:span text:style-name="T5"> 18 .. Age'Last;</text:span></text:p>
            <text:p text:style-name="P1"><text:span text:style-name="T5"><text:s text:c="2"/></text:span><text:span text:style-name="T4">subtype</text:span><text:span text:style-name="T5"> Minor </text:span><text:span text:style-name="T4">is</text:span><text:span text:style-name="T5"> Age </text:span><text:span text:style-name="T4">range</text:span><text:span text:style-name="T5"> 0 .. 17;</text:span></text:p>
            <text:p text:style-name="P1"><text:span text:style-name="T5"/></text:p>
            <text:p text:style-name="P1"><text:span text:style-name="T5"><text:s text:c="2"/></text:span><text:span text:style-name="T5">A : Age;</text:span></text:p>
            <text:p text:style-name="P1"><text:span text:style-name="T5"><text:s text:c="2"/></text:span><text:span text:style-name="T5">L : Legal_Age;</text:span></text:p>
            <text:p text:style-name="P1"><text:span text:style-name="T5"><text:s text:c="2"/></text:span><text:span text:style-name="T5">M : Minor;</text:span></text:p>
            <text:p text:style-name="P1"><text:span text:style-name="T5">begin</text:span></text:p>
            <text:p text:style-name="P1"><text:span text:style-name="T5"/></text:p>
            <text:p text:style-name="P1"><text:span text:style-name="T5"><text:s text:c="2"/></text:span><text:span text:style-name="T5">A := L; -- Fine. No run time checks needed.</text:span></text:p>
            <text:p text:style-name="P1"><text:span text:style-name="T5"><text:s text:c="2"/></text:span><text:span text:style-name="T5">L := A; -- Fine. Run time check added. If it</text:span></text:p>
            <text:p text:style-name="P1"><text:span text:style-name="T5"><text:s text:c="13"/></text:span><text:span text:style-name="T5">fails, Constraint_Error is raised.</text:span></text:p>
            <text:p text:style-name="P1"><text:span text:style-name="T5"/></text:p>
            <text:p text:style-name="P1"><text:span text:style-name="T5"><text:s text:c="2"/></text:span><text:span text:style-name="T5">M := L; -- Compiles, but will always raise</text:span></text:p>
            <text:p text:style-name="P1"><text:span text:style-name="T5"><text:s text:c="13"/></text:span><text:span text:style-name="T5">an exception.</text:span></text:p>
            <text:p text:style-name="P1"><text:span text:style-name="T4">end</text:span><text:span text:style-name="T5"> Example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ubtypes are Dynamic</text:p>
          </draw:text-box>
        </draw:frame>
        <draw:frame draw:style-name="gr3" draw:text-style-name="P6" draw:layer="layout" svg:width="24.13cm" svg:height="13.767cm" svg:x="1.905cm" svg:y="4.445cm">
          <draw:text-box>
            <text:p text:style-name="P1"><text:span text:style-name="T4">procedure</text:span><text:span text:style-name="T5"> Example(A : </text:span><text:span text:style-name="T4">in</text:span><text:span text:style-name="T5"> Age) </text:span><text:span text:style-name="T4">is</text:span></text:p>
            <text:p text:style-name="P1"><text:span text:style-name="T5"><text:s text:c="2"/></text:span><text:span text:style-name="T4">subtype</text:span><text:span text:style-name="T5"> Young </text:span><text:span text:style-name="T4">is</text:span><text:span text:style-name="T5"> Age </text:span><text:span text:style-name="T4">range</text:span><text:span text:style-name="T5"> 0 .. A/2;</text:span></text:p>
            <text:p text:style-name="P1"><text:span text:style-name="T5"><text:s text:c="2"/></text:span><text:span text:style-name="T5">Y : Young = Young'Last;</text:span></text:p>
            <text:p text:style-name="P1"><text:span text:style-name="T5"><text:s text:c="2"/></text:span><text:span text:style-name="T5">X : </text:span><text:span text:style-name="T4">array</text:span><text:span text:style-name="T5">(Young) </text:span><text:span text:style-name="T4">of</text:span><text:span text:style-name="T5"> Integer;</text:span></text:p>
            <text:p text:style-name="P1"><text:span text:style-name="T5"><text:s text:c="2"/></text:span><text:span text:style-name="T5">Z : Age;</text:span></text:p>
            <text:p text:style-name="P1"><text:span text:style-name="T5"/></text:p>
            <text:p text:style-name="P1"><text:span text:style-name="T5"><text:s text:c="2"/></text:span><text:span text:style-name="T4">type</text:span><text:span text:style-name="T5"> Y2 </text:span><text:span text:style-name="T4">is</text:span><text:span text:style-name="T5"> </text:span><text:span text:style-name="T4">range</text:span><text:span text:style-name="T5"> 0 .. A/2; -- Compile error!</text:span></text:p>
            <text:p text:style-name="P1"><text:span text:style-name="T5"/></text:p>
            <text:p text:style-name="P1"><text:span text:style-name="T4">begin</text:span></text:p>
            <text:p text:style-name="P1"><text:span text:style-name="T5"/></text:p>
            <text:p text:style-name="P1"><text:span text:style-name="T5"><text:s text:c="2"/></text:span><text:span text:style-name="T5">Z := Y; <text:s/>-- No run time check.</text:span></text:p>
            <text:p text:style-name="P1"><text:span text:style-name="T5"><text:s text:c="2"/></text:span><text:span text:style-name="T5">Y := Z; <text:s/>-- Run time check added.</text:span></text:p>
            <text:p text:style-name="P1"><text:span text:style-name="T5"><text:s text:c="2"/></text:span><text:span text:style-name="T5">X(A/3 + 5) := 1; -- Bounds check added.</text:span></text:p>
            <text:p text:style-name="P1"><text:span text:style-name="T5"><text:s text:c="2"/></text:span><text:span text:style-name="T5">X(Y) := 1; <text:s text:c="6"/>-- No bounds check needed!</text:span></text:p>
            <text:p text:style-name="P1"><text:span text:style-name="T5"/></text:p>
            <text:p text:style-name="P1"><text:span text:style-name="T4">end</text:span><text:span text:style-name="T5"> Example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trong Typing and C++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C++ allows implicit conversions between primitive types (char, int, long, float, etc).</text:p>
              </text:list-item>
            </text:list>
            <text:list text:style-name="L3">
              <text:list-item>
                <text:p text:style-name="P3">C++ does <text:span text:style-name="T13">not</text:span> allow implicit conversions between class types.</text:p>
              </text:list-item>
            </text:list>
          </draw:text-box>
        </draw:frame>
        <draw:frame draw:style-name="gr4" draw:text-style-name="P7" draw:layer="layout" svg:width="15.403cm" svg:height="6.859cm" svg:x="5.715cm" svg:y="11.43cm">
          <draw:text-box>
            <text:p text:style-name="P1"><text:span text:style-name="T8">struct X { int member; };</text:span></text:p>
            <text:p text:style-name="P1"><text:span text:style-name="T8"/></text:p>
            <text:p text:style-name="P1"><text:span text:style-name="T8">struct Y { int member; };</text:span></text:p>
            <text:p text:style-name="P1"><text:span text:style-name="T8"/></text:p>
            <text:p text:style-name="P1"><text:span text:style-name="T8">X x;</text:span></text:p>
            <text:p text:style-name="P1"><text:span text:style-name="T8">Y y;</text:span></text:p>
            <text:p text:style-name="P1"><text:span text:style-name="T8"/></text:p>
            <text:p text:style-name="P1"><text:span text:style-name="T8">x = y; <text:s/>// Error. Type mismatch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Ada vs C++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Ada extends strong typing to the primitives.<text:tab/></text:p>
              </text:list-item>
            </text:list>
            <text:list text:style-name="L3">
              <text:list-item>
                <text:p text:style-name="P3">Is that useful?</text:p>
              </text:list-item>
            </text:list>
            <text:list text:style-name="L3">
              <text:list-item>
                <text:list>
                  <text:list-item>
                    <text:p text:style-name="P4">Ada community says “yes.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++ community says “so what?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“We can get the effect using templates.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emplate Magic</text:p>
          </draw:text-box>
        </draw:frame>
        <draw:frame draw:style-name="gr4" draw:text-style-name="P7" draw:layer="layout" svg:width="26.114cm" svg:height="10.989cm" svg:x="1.27cm" svg:y="4.886cm">
          <draw:text-box>
            <text:p text:style-name="P1"><text:span text:style-name="T8">template&lt;int L, int U&gt; class ranged_int {</text:span></text:p>
            <text:p text:style-name="P1"><text:span text:style-name="T8">public:</text:span></text:p>
            <text:p text:style-name="P1"><text:span text:style-name="T8"><text:s text:c="2"/></text:span><text:span text:style-name="T8">ranged_int(int value);</text:span></text:p>
            <text:p text:style-name="P1"><text:span text:style-name="T8"><text:s text:c="2"/></text:span><text:span text:style-name="T8">// Various overloaded operators.</text:span></text:p>
            <text:p text:style-name="P1"><text:span text:style-name="T8">};</text:span></text:p>
            <text:p text:style-name="P1"><text:span text:style-name="T8"/></text:p>
            <text:p text:style-name="P1"><text:span text:style-name="T8">ranged_int&lt;10, 20&gt; number1; <text:s/>// Only 10..20</text:span></text:p>
            <text:p text:style-name="P1"><text:span text:style-name="T8">ranged_int&lt;15, 25&gt; number2; <text:s/>// Only 15..25</text:span></text:p>
            <text:p text:style-name="P1"><text:span text:style-name="T8"/></text:p>
            <text:p text:style-name="P1"><text:span text:style-name="T8">number1 = number2; <text:s text:c="4"/>// Compile error! Type mismatch!</text:span></text:p>
            <text:p text:style-name="P1"><text:span text:style-name="T8">number1 = 100; <text:s text:c="8"/>// Run time exception.</text:span></text:p>
            <text:p text:style-name="P1"><text:span text:style-name="T8">number1 = number1 + 5; // Run time check.</text:span></text:p>
            <text:p text:style-name="P1"><text:span text:style-name="T8">number1 = number1 + number2; <text:s/>// Compile error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Not Really the Same</text:p>
          </draw:text-box>
        </draw:frame>
        <draw:frame draw:style-name="gr4" draw:text-style-name="P7" draw:layer="layout" svg:width="19.129cm" svg:height="6.859cm" svg:x="2.54cm" svg:y="5.08cm">
          <draw:text-box>
            <text:p text:style-name="P1"><text:span text:style-name="T8">type X is range 10..20;</text:span></text:p>
            <text:p text:style-name="P1"><text:span text:style-name="T8">type Y is range 10..20;</text:span></text:p>
            <text:p text:style-name="P1"><text:span text:style-name="T8"><text:s text:c="2"/></text:span><text:span text:style-name="T8">-- X and Y are distinct types.</text:span></text:p>
            <text:p text:style-name="P1"><text:span text:style-name="T8"/></text:p>
            <text:p text:style-name="P1"><text:span text:style-name="T8">X_Object : X;</text:span></text:p>
            <text:p text:style-name="P1"><text:span text:style-name="T8">Y_Object : Y;</text:span></text:p>
            <text:p text:style-name="P1"><text:span text:style-name="T8"/></text:p>
            <text:p text:style-name="P1"><text:span text:style-name="T8">X_Object := Y_Object; <text:s/>-- Compile error.</text:span></text:p>
          </draw:text-box>
        </draw:frame>
        <draw:frame draw:style-name="gr4" draw:text-style-name="P7" draw:layer="layout" svg:width="24.251cm" svg:height="4.381cm" svg:x="2.419cm" svg:y="14.669cm">
          <draw:text-box>
            <text:p text:style-name="P1"><text:span text:style-name="T8">ranged_int&lt;10, 20&gt; x_object;</text:span></text:p>
            <text:p text:style-name="P1"><text:span text:style-name="T8">ranged_int&lt;10, 20&gt; y_object;</text:span></text:p>
            <text:p text:style-name="P1"><text:span text:style-name="T8"><text:s text:c="2"/></text:span><text:span text:style-name="T8">-- Both x_object and y_object have the same type.</text:span></text:p>
            <text:p text:style-name="P1"><text:span text:style-name="T8"/></text:p>
            <text:p text:style-name="P1"><text:span text:style-name="T8">x_object = y_object; <text:s text:c="2"/>-- No erro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Reality Is...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C++ can use other methods to simulate strong typing of the primitive types.</text:p>
              </text:list-item>
            </text:list>
            <text:list text:style-name="L3">
              <text:list-item>
                <text:p text:style-name="P3">Not usually done...</text:p>
              </text:list-item>
            </text:list>
            <text:list text:style-name="L3">
              <text:list-item>
                <text:list>
                  <text:list-item>
                    <text:p text:style-name="P4">Too much trouble (not part of the standard)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quires advanced techniques (not well known)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inimal perceived advantag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The BIG Question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3">
              <text:list-item>
                <text:p text:style-name="P3"><text:span text:style-name="T14">When is it appropriate to build a feature into a language and when should it be implemented using the language?</text:span></text:p>
              </text:list-item>
            </text:list>
            <text:list text:style-name="L3">
              <text:list-item>
                <text:p text:style-name="P3"><text:span text:style-name="T15">Built in features...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5">Are easier to use and understand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5">Implemented by the compiler writer.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5">Add on features...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5">Are more flexibl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5">You don't pay for what you don't u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
  </meta:generator>
    <meta:creation-date>2007-08-27T13:56:15</meta:creation-date>
    <dc:creator>Peter Chapin</dc:creator>
    <dc:date>2008-08-25T13:24:12</dc:date>
    <dc:language>en-US</dc:language>
    <meta:editing-cycles>7</meta:editing-cycles>
    <meta:editing-duration>PT1H59M41S</meta:editing-duration>
    <meta:user-defined meta:name="Info 1"/>
    <meta:user-defined meta:name="Info 2"/>
    <meta:user-defined meta:name="Info 3"/>
    <meta:user-defined meta:name="Info 4"/>
    <meta:document-statistic meta:object-count="115"/>
  </office:meta>
</office:document-meta>
</file>